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33ace8" officeooo:paragraph-rsid="000a71d3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211c5a" officeooo:paragraph-rsid="000a71d3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a71d3" officeooo:paragraph-rsid="000a71d3" style:font-weight-asian="normal" style:font-weight-complex="normal"/>
    </style:style>
    <style:style style:name="P4" style:family="paragraph" style:parent-style-name="Standard">
      <style:text-properties style:text-underline-style="none" officeooo:rsid="001c92a9" officeooo:paragraph-rsid="000a71d3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9d255" officeooo:paragraph-rsid="000a71d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33ace8" officeooo:paragraph-rsid="000a71d3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paragraph-rsid="000a71d3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a71d3" officeooo:paragraph-rsid="000a71d3" style:font-weight-asian="bold" style:font-weight-complex="bold"/>
    </style:style>
    <style:style style:name="P9" style:family="paragraph" style:parent-style-name="Standard">
      <style:text-properties officeooo:paragraph-rsid="000a71d3"/>
    </style:style>
    <style:style style:name="T1" style:family="text">
      <style:text-properties officeooo:rsid="00335ffc"/>
    </style:style>
    <style:style style:name="T2" style:family="text">
      <style:text-properties officeooo:rsid="0033ace8"/>
    </style:style>
    <style:style style:name="T3" style:family="text">
      <style:text-properties officeooo:rsid="0035b105"/>
    </style:style>
    <style:style style:name="T4" style:family="text">
      <style:text-properties officeooo:rsid="002849eb"/>
    </style:style>
    <style:style style:name="T5" style:family="text">
      <style:text-properties officeooo:rsid="0019d255"/>
    </style:style>
    <style:style style:name="T6" style:family="text">
      <style:text-properties officeooo:rsid="002d3d89"/>
    </style:style>
    <style:style style:name="T7" style:family="text">
      <style:text-properties officeooo:rsid="000a71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//Experiment No: <text:span text:style-name="T1">1</text:span><text:span text:style-name="T7">3</text:span></text:p>
      <text:p text:style-name="P9">//Experiment Name: <text:span text:style-name="T7">Implementation of calculator using yacc</text:span></text:p>
      <text:p text:style-name="P9">//Author: Vidya V</text:p>
      <text:p text:style-name="P9">//Date: <text:span text:style-name="T2">1</text:span><text:span text:style-name="T3">9</text:span><text:span text:style-name="T4">/</text:span><text:span text:style-name="T5">1</text:span><text:span text:style-name="T6">2</text:span>/2022</text:p>
      <text:p text:style-name="P9"/>
      <text:p text:style-name="P5">CODE</text:p>
      <text:p text:style-name="P8"/>
      <text:p text:style-name="P8">LEX file</text:p>
      <text:p text:style-name="P8"/>
      <text:p text:style-name="P3">%{</text:p>
      <text:p text:style-name="P3">#include&lt;stdio.h&gt;</text:p>
      <text:p text:style-name="P3">#include "y.tab.h"</text:p>
      <text:p text:style-name="P3">extern int yylval;</text:p>
      <text:p text:style-name="P3">%}</text:p>
      <text:p text:style-name="P3">%%</text:p>
      <text:p text:style-name="P3">[0-9]+ { yylval=atoi(yytext); return NUMBER;}</text:p>
      <text:p text:style-name="P3">[\t] ;</text:p>
      <text:p text:style-name="P3">[\n] return 0;</text:p>
      <text:p text:style-name="P3">. return yytext[0];</text:p>
      <text:p text:style-name="P3">%%</text:p>
      <text:p text:style-name="P3">int yywrap()</text:p>
      <text:p text:style-name="P3">{</text:p>
      <text:p text:style-name="P3">return 1;</text:p>
      <text:p text:style-name="P3">}</text:p>
      <text:p text:style-name="P3"/>
      <text:p text:style-name="P3"/>
      <text:p text:style-name="P8">YACC file </text:p>
      <text:p text:style-name="P9">%{</text:p>
      <text:p text:style-name="P9">#include&lt;stdio.h&gt;</text:p>
      <text:p text:style-name="P9">int flag=0;</text:p>
      <text:p text:style-name="P9">%}</text:p>
      <text:p text:style-name="P9">%token NUMBER</text:p>
      <text:p text:style-name="P9">%left '+' '-'</text:p>
      <text:p text:style-name="P9">%left '*' '/' '%'</text:p>
      <text:p text:style-name="P9">%left '(' ')'</text:p>
      <text:p text:style-name="P9">%%</text:p>
      <text:p text:style-name="P9">ArithmeticExpression: E{printf("\nResult = %d\n",$$);return 0;};</text:p>
      <text:p text:style-name="P9">E:E'+'E {$$=$1+$3;}</text:p>
      <text:p text:style-name="P9">|E'-'E {$$=$1-$3;}</text:p>
      <text:p text:style-name="P9">|E'*'E {$$=$1*$3;}</text:p>
      <text:p text:style-name="P9">|E'/'E {$$=$1/$3;}</text:p>
      <text:p text:style-name="P9">|E'%'E {$$=$1%$3;}</text:p>
      <text:p text:style-name="P9">|'('E')' {$$=$2;}</text:p>
      <text:p text:style-name="P9">| NUMBER {$$=$1;}</text:p>
      <text:p text:style-name="P9">;</text:p>
      <text:p text:style-name="P9">%%</text:p>
      <text:p text:style-name="P9">void main()</text:p>
      <text:p text:style-name="P9">{</text:p>
      <text:p text:style-name="P9">printf("\nInput an arithmetic expression:-\n");</text:p>
      <text:p text:style-name="P9">yyparse();</text:p>
      <text:p text:style-name="P9">if(flag==0)</text:p>
      <text:p text:style-name="P9">printf("\nThe given arithmetic expression is valid.\n\n");</text:p>
      <text:p text:style-name="P9"><text:soft-page-break/>}</text:p>
      <text:p text:style-name="P9">void yyerror()</text:p>
      <text:p text:style-name="P9">{</text:p>
      <text:p text:style-name="P9">printf("\nThe given arithmetic expression is invalid\n\n");</text:p>
      <text:p text:style-name="P9">flag=1;</text:p>
      <text:p text:style-name="P9">}</text:p>
      <text:p text:style-name="P9">//yacc -d Pg13.y</text:p>
      <text:p text:style-name="P9">//lex Pg13.l</text:p>
      <text:p text:style-name="P9">//gcc lex.yy.c y.tab.c -w</text:p>
      <text:p text:style-name="P9">//./a.out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.</text:p>
      <text:p text:style-name="P9"><text:soft-page-break/></text:p>
      <text:p text:style-name="P7">OUTPUT</text:p>
      <text:p text:style-name="P4"/>
      <text:p text:style-name="P1">Input an arithmetic expression:-</text:p>
      <text:p text:style-name="P1">1+2*3-4</text:p>
      <text:p text:style-name="P1"/>
      <text:p text:style-name="P1">Result = 3</text:p>
      <text:p text:style-name="P1"/>
      <text:p text:style-name="P1">The given arithmetic expression is vali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4:00:56.582423853</meta:creation-date>
    <dc:date>2022-12-19T14:16:39.556228022</dc:date>
    <meta:editing-duration>PT5M20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3" meta:paragraph-count="63" meta:word-count="142" meta:character-count="964" meta:non-whitespace-character-count="884"/>
  </office:meta>
</office:document-meta>
</file>